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onsolas" fo:font-size="11pt" officeooo:rsid="000d4d39" officeooo:paragraph-rsid="000d4d39" style:font-size-asian="11pt" style:font-size-complex="11pt"/>
    </style:style>
    <style:style style:name="P2" style:family="paragraph" style:parent-style-name="Standard" style:list-style-name="L3">
      <style:paragraph-properties fo:text-align="start" style:justify-single-word="false"/>
      <style:text-properties style:font-name="Consolas" fo:font-size="11pt" officeooo:rsid="000d4d39" officeooo:paragraph-rsid="000d4d39" style:font-size-asian="11pt" style:font-size-complex="11pt"/>
    </style:style>
    <style:style style:name="P3" style:family="paragraph" style:parent-style-name="Standard" style:list-style-name="L4">
      <style:paragraph-properties fo:text-align="start" style:justify-single-word="false"/>
      <style:text-properties style:font-name="Consolas" fo:font-size="11pt" officeooo:rsid="000d4d39" officeooo:paragraph-rsid="000d4d39" style:font-size-asian="11pt" style:font-size-complex="11pt"/>
    </style:style>
    <style:style style:name="P4" style:family="paragraph" style:parent-style-name="Standard">
      <style:paragraph-properties fo:text-align="center" style:justify-single-word="false"/>
      <style:text-properties style:font-name="Consolas" fo:font-size="11pt" officeooo:rsid="000bf94d" officeooo:paragraph-rsid="000bf94d" style:font-size-asian="11pt" style:font-size-complex="11pt"/>
    </style:style>
    <style:style style:name="P5" style:family="paragraph" style:parent-style-name="Standard">
      <style:paragraph-properties fo:text-align="start" style:justify-single-word="false"/>
      <style:text-properties style:font-name="Consolas" fo:font-size="11pt" officeooo:rsid="000bf94d" officeooo:paragraph-rsid="000bf94d" style:font-size-asian="11pt" style:font-size-complex="11pt"/>
    </style:style>
    <style:style style:name="P6" style:family="paragraph" style:parent-style-name="Standard" style:list-style-name="L1">
      <style:paragraph-properties fo:text-align="start" style:justify-single-word="false"/>
      <style:text-properties style:font-name="Consolas" fo:font-size="11pt" officeooo:rsid="000bf94d" officeooo:paragraph-rsid="000bf94d" style:font-size-asian="11pt" style:font-size-complex="11pt"/>
    </style:style>
    <style:style style:name="P7" style:family="paragraph" style:parent-style-name="Standard" style:list-style-name="L1">
      <style:paragraph-properties fo:text-align="start" style:justify-single-word="false"/>
      <style:text-properties style:font-name="Consolas" fo:font-size="11pt" officeooo:rsid="000c449b" officeooo:paragraph-rsid="000c449b" style:font-size-asian="11pt" style:font-size-complex="11pt"/>
    </style:style>
    <style:style style:name="P8" style:family="paragraph" style:parent-style-name="Standard">
      <style:paragraph-properties fo:text-align="start" style:justify-single-word="false"/>
      <style:text-properties style:font-name="Consolas" fo:font-size="11pt" officeooo:rsid="000c449b" officeooo:paragraph-rsid="000c449b" style:font-size-asian="11pt" style:font-size-complex="11pt"/>
    </style:style>
    <style:style style:name="P9" style:family="paragraph" style:parent-style-name="Standard" style:list-style-name="L2">
      <style:paragraph-properties fo:text-align="start" style:justify-single-word="false"/>
      <style:text-properties style:font-name="Consolas" fo:font-size="11pt" officeooo:rsid="000c449b" officeooo:paragraph-rsid="000c449b" style:font-size-asian="11pt" style:font-size-complex="11pt"/>
    </style:style>
    <style:style style:name="P10" style:family="paragraph" style:parent-style-name="Standard" style:list-style-name="L5">
      <style:paragraph-properties fo:text-align="start" style:justify-single-word="false"/>
      <style:text-properties style:font-name="Consolas" fo:font-size="11pt" officeooo:rsid="00112a3a" officeooo:paragraph-rsid="00112a3a" style:font-size-asian="11pt" style:font-size-complex="11pt"/>
    </style:style>
    <style:style style:name="P11" style:family="paragraph" style:parent-style-name="Standard">
      <style:paragraph-properties fo:text-align="start" style:justify-single-word="false"/>
      <style:text-properties style:font-name="Consolas" fo:font-size="11pt" officeooo:rsid="00112a3a" officeooo:paragraph-rsid="00112a3a" style:font-size-asian="11pt" style:font-size-complex="11pt"/>
    </style:style>
    <style:style style:name="P12" style:family="paragraph" style:parent-style-name="Header">
      <style:paragraph-properties fo:text-align="end" style:justify-single-word="false"/>
      <style:text-properties style:font-name="Consolas" officeooo:rsid="000d4d39" officeooo:paragraph-rsid="000d4d39"/>
    </style:style>
    <style:style style:name="T1" style:family="text">
      <style:text-properties officeooo:rsid="000c449b"/>
    </style:style>
    <style:style style:name="T2" style:family="text">
      <style:text-properties fo:font-style="italic" style:font-style-asian="italic" style:font-style-complex="italic"/>
    </style:style>
    <style:style style:name="T3" style:family="text">
      <style:text-properties fo:font-style="italic" officeooo:rsid="000d4d3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d4d39" style:font-style-asian="normal" style:font-style-complex="normal"/>
    </style:style>
    <style:style style:name="T6" style:family="text">
      <style:text-properties fo:font-style="normal" officeooo:rsid="000fe742" style:font-style-asian="normal" style:font-style-complex="normal"/>
    </style:style>
    <style:style style:name="T7" style:family="text">
      <style:text-properties fo:font-style="normal" officeooo:rsid="00112a3a" style:font-style-asian="normal" style:font-style-complex="normal"/>
    </style:style>
    <style:style style:name="T8" style:family="text">
      <style:text-properties officeooo:rsid="000d4d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O’Brien</text:p>
      <text:p text:style-name="P1">Luke Bohni</text:p>
      <text:p text:style-name="P1">Algorithmics 3/4</text:p>
      <text:p text:style-name="P1">March 23, 2018</text:p>
      <text:p text:style-name="P4">Zombie Apocalypse Model Report</text:p>
      <text:p text:style-name="P5"><text:tab/>While a majority of my time spent on the model thus far was consumed in implementation details as a result of my choice to use Go and Pixel insetad of PyNode, I remain mostly satisfied with the end result.</text:p>
      <text:p text:style-name="P5"><text:tab/><text:span text:style-name="T8">I have chosen to model Vantage, Washington, which is so small and rural that it doesn’t even technically qualify as a town. It’s actually a “census-designated place,” with a population of merely 74 people as of 2010.</text:span></text:p>
      <text:p text:style-name="P5"><text:tab/>The <text:span text:style-name="T1">ADTs</text:span> included in the model are:</text:p>
      <text:list xml:id="list3731801273" text:style-name="L1">
        <text:list-item>
          <text:p text:style-name="P6">Graph (obviously)</text:p>
        </text:list-item>
        <text:list-item>
          <text:p text:style-name="P7">Array</text:p>
        </text:list-item>
        <text:list-item>
          <text:p text:style-name="P6">Queue</text:p>
          <text:p text:style-name="P7">Additionally, data structures are defined to represent:</text:p>
        </text:list-item>
        <text:list-item>
          <text:p text:style-name="P7">People</text:p>
        </text:list-item>
        <text:list-item>
          <text:p text:style-name="P7">Zombies</text:p>
        </text:list-item>
      </text:list>
      <text:p text:style-name="P8"><text:tab/>Starting from the high level, locations are represented as vertices in the graph. Each vertex stores the following properties:</text:p>
      <text:list xml:id="list4100433198" text:style-name="L2">
        <text:list-item>
          <text:p text:style-name="P9">A unique numerical ID</text:p>
        </text:list-item>
        <text:list-item>
          <text:p text:style-name="P9">A string name</text:p>
        </text:list-item>
        <text:list-item>
          <text:p text:style-name="P9">A boolean representing whether it is selected or not</text:p>
        </text:list-item>
        <text:list-item>
          <text:p text:style-name="P9">A numerical weight</text:p>
        </text:list-item>
        <text:list-item>
          <text:p text:style-name="P9">A pre-rendered representation of its label</text:p>
        </text:list-item>
        <text:list-item>
          <text:p text:style-name="P9">An array of the people present at that location</text:p>
        </text:list-item>
        <text:list-item>
          <text:p text:style-name="P9">An array of the zombies present at that location</text:p>
        </text:list-item>
        <text:list-item>
          <text:p text:style-name="P9">An array of the items present at that location</text:p>
        </text:list-item>
        <text:list-item>
          <text:p text:style-name="P9">A 2d vector representing the position</text:p>
        </text:list-item>
      </text:list>
      <text:p text:style-name="P8">Vertices are connected to one another by edges, which represent that one location may be reached from another. They do not necessarily represent a specific physical feature (i.e., a road or path). Instead, they carry a weight representing how difficult it is to traverse that path. In the default map, the edge leading from the HUT to the BROADCAST TOWER has a weight of 2, because the traveler must climb a hill without any path to reach the tower. <text:span text:style-name="T8">For convenience, a vertex may be accessed by its ID, from another vertex, or by its name.</text:span></text:p>
      <text:p text:style-name="P8"><text:tab/>Like the edges, each vertex also has an associated weight, which represents how <text:span text:style-name="T2">defensible</text:span><text:span text:style-name="T4"> that location is. For example, the BROADCAST TOWER and the BOAT are both very easy to barricade oneself inside, and thus carry weights of 6 and 10, respectively, while a PUBLIC RESTROOM, being very easy to break into, carries a weight of 1.</text:span></text:p>
      <text:p text:style-name="P8"><text:span text:style-name="T4"><text:tab/>These two weights, combined with the distance between two vertices (calculated using their positions), allows for a very granular specification of how long it might take a zombie to traverse an edge, and additionally gives opportunities for unique behavior based upon a person’s profession when the actual behavior is implemented. For example, an ENGINEER might be able to improve a vertex’s weight by constructing barricades, while a zombie equipped with a ROCKET-PROPELLED GRENADE LAUNCHER might be able to bypass most barriers with ease. </text:span></text:p>
      <text:p text:style-name="P8"><text:span text:style-name="T4"><text:tab/></text:span><text:span text:style-name="T5">The actual actors (people and zombies) are represented by their own data structures, stored in independent arrays on each vertex. A zombie is created by a </text:span><text:soft-page-break/><text:span text:style-name="T5">method which consumes a person, creating a zombie sharing most of their properties, including the ID. The Zombie and Person structures share some properties, including ID, Health, Hunger, and Location. They differ in that a Person is capable of carrying multiple items, while a Zombie can only hold one — presumably due to a combination of lacking mental fortitude and rotting limbs and clothing. When behavior is implemented, it will be possible to make Zombies and People die off should they become too hungry. The location is stored on the entity itself so that later behavior implemented as methods on those data structures can compare positions with vertices and other entities without needing the containing vertex to be passed as an argument. </text:span></text:p>
      <text:p text:style-name="P8"><text:span text:style-name="T5"><text:tab/>In addition, each Person has a Profession. This defines not only what Items a person may spawn carrying, but also will inform their behavior and abilities in the second stage. Currently, the following professions exist:</text:span></text:p>
      <text:list xml:id="list1829451208" text:style-name="L3">
        <text:list-item>
          <text:p text:style-name="P2"><text:span text:style-name="T4">Police</text:span></text:p>
        </text:list-item>
        <text:list-item>
          <text:p text:style-name="P2"><text:span text:style-name="T4">Firefighter</text:span></text:p>
        </text:list-item>
        <text:list-item>
          <text:p text:style-name="P2"><text:span text:style-name="T4">Soldier</text:span></text:p>
        </text:list-item>
        <text:list-item>
          <text:p text:style-name="P2"><text:span text:style-name="T4">Doctor</text:span></text:p>
        </text:list-item>
        <text:list-item>
          <text:p text:style-name="P2"><text:span text:style-name="T4">Engineer</text:span></text:p>
        </text:list-item>
        <text:list-item>
          <text:p text:style-name="P2"><text:span text:style-name="T4">Priest</text:span></text:p>
        </text:list-item>
        <text:list-item>
          <text:p text:style-name="P2"><text:span text:style-name="T4">Other</text:span></text:p>
        </text:list-item>
      </text:list>
      <text:p text:style-name="P8"><text:span text:style-name="T5"><text:tab/>The final important information represented in the model are </text:span><text:span text:style-name="T3">items</text:span><text:span text:style-name="T5">. These are various supplies that may be useful for the intrepid apocalypse survivor. Items available include:</text:span></text:p>
      <text:list xml:id="list3196075785" text:style-name="L4">
        <text:list-item>
          <text:p text:style-name="P3"><text:span text:style-name="T4">Chainsaw</text:span></text:p>
        </text:list-item>
        <text:list-item>
          <text:p text:style-name="P3"><text:span text:style-name="T4">Pistol</text:span></text:p>
        </text:list-item>
        <text:list-item>
          <text:p text:style-name="P3"><text:span text:style-name="T4">Rifle</text:span></text:p>
        </text:list-item>
        <text:list-item>
          <text:p text:style-name="P3"><text:span text:style-name="T4">Energy Bar</text:span></text:p>
        </text:list-item>
        <text:list-item>
          <text:p text:style-name="P3"><text:span text:style-name="T4">Water Source (special item representing a location with a perpetual access to water — e.g., dock or boat)</text:span></text:p>
        </text:list-item>
        <text:list-item>
          <text:p text:style-name="P3"><text:span text:style-name="T4">Water Bottle</text:span></text:p>
        </text:list-item>
        <text:list-item>
          <text:p text:style-name="P3"><text:span text:style-name="T4">Rusty Pipe</text:span></text:p>
        </text:list-item>
        <text:list-item>
          <text:p text:style-name="P3"><text:span text:style-name="T4">Hatchet</text:span></text:p>
        </text:list-item>
        <text:list-item>
          <text:p text:style-name="P3"><text:span text:style-name="T4">Improvised Aerosol Flamethrower</text:span></text:p>
        </text:list-item>
        <text:list-item>
          <text:p text:style-name="P3"><text:span text:style-name="T4">Bandage</text:span></text:p>
        </text:list-item>
        <text:list-item>
          <text:p text:style-name="P3"><text:span text:style-name="T4">Wrench</text:span></text:p>
        </text:list-item>
        <text:list-item>
          <text:p text:style-name="P3"><text:span text:style-name="T4">Hacksaw</text:span></text:p>
        </text:list-item>
        <text:list-item>
          <text:p text:style-name="P3"><text:span text:style-name="T4">Rocket-Propelled Grenade Launcher</text:span></text:p>
        </text:list-item>
        <text:list-item>
          <text:p text:style-name="P3"><text:span text:style-name="T4">Anti-Tank Guided Missile</text:span></text:p>
        </text:list-item>
        <text:list-item>
          <text:p text:style-name="P3"><text:span text:style-name="T4">Holy Water</text:span></text:p>
        </text:list-item>
      </text:list>
      <text:p text:style-name="P1"><text:span text:style-name="T4">The eagle-eyed reader may note the preponderance of weaponry and dearth of food or medical supplies — and would be entirely correct, but should also note that this is a small </text:span><text:span text:style-name="T2">American</text:span><text:span text:style-name="T4"> town, </text:span><text:span text:style-name="T6">having significantly more lax firearm laws and a significantly less effective healthcare system</text:span><text:span text:style-name="T4">, and as such, the available supplies may differ significantly to what the average Australian locale </text:span><text:span text:style-name="T6">would</text:span><text:span text:style-name="T4"> have to offer.</text:span></text:p>
      <text:p text:style-name="P1"><text:span text:style-name="T4"><text:tab/></text:span><text:span text:style-name="T6">There are a number of critical decisions which were made in the course of this design, the reasoning for which I will attempt to explain in the following page.</text:span></text:p>
      <text:p text:style-name="P1"><text:span text:style-name="T6"><text:tab/>The geographical representation of the town itself is done with critical locations as vertices and edges only representing abstract connections, rather </text:span><text:soft-page-break/><text:span text:style-name="T6">than specific physical features. By contrast, I considered (and implemented in my original PyNode design) a structure whereby edges exactly followed roads, and had vertices representing critical intersections to maintain structure. This would have been more visually appealing, and potentially clearer to a viewer, as it follows a clearly street-like model. However, it also introduces unnecessary vertices to the model — in an apocalypse scenario, are you really going to hide out in the middle of an intersection? — and were actually somewhat unsightly, especially with labels enabled, as they added annoying clutter. As such, I decided that they were unnecessary.</text:span></text:p>
      <text:p text:style-name="P1"><text:span text:style-name="T6"><text:tab/>Another potential geographical representation was to attempt to represent a Cartesian plane where each point is a vertex, connected only to its neighbors. This would allow for a more traditional “game-like” simulation, with a concrete model of space and distance, and could allow the model to represent interesting structures like the actual insides of buildings, as well as more accurate simulation of conflict between zombies and humans. I discarded this model primarily because I considered it to not be in the spirit of the assignment — it felt more like an attempt to circumvent the actual graph nature of the project and its inherent abstraction. Additionally, some of the advantages this model has are at least partially achievable through my assignment of a cartesian position to each vertex.</text:span></text:p>
      <text:p text:style-name="P1"><text:span text:style-name="T6"><text:tab/></text:span><text:span text:style-name="T7">Another decision which might initially seem odd is the choice to represent the relative passibility of an edge with three different values: its own weight, the weight of the destination vertex, and the distance between the vertices. It’s certainly true that this introduces additional complication, and it would be possible to represent such an attribute simply with an edge weight. However, it allows for a few critical advantages in the behavior stage, including:</text:span></text:p>
      <text:list xml:id="list1265588866" text:style-name="L5">
        <text:list-item>
          <text:p text:style-name="P10"><text:span text:style-name="T4">Fortification — improvements to a vertex’s defensibility (obviously do not change distances)</text:span></text:p>
        </text:list-item>
        <text:list-item>
          <text:p text:style-name="P10"><text:span text:style-name="T4">Different difficulty to traverse in either direction without needing duplicated edges only going in opposite directions.</text:span></text:p>
        </text:list-item>
        <text:list-item>
          <text:p text:style-name="P10"><text:span text:style-name="T4">Potentially allows for the dynamic creation of edges (i.e., breaking down walls)</text:span></text:p>
        </text:list-item>
      </text:list>
      <text:p text:style-name="P11"><text:span text:style-name="T4"><text:tab/>Overall, I am satisfied with the model as it exists, and I believe it presents a good foundation on which to implement many of the ideas I have had for the behavior stage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nsolas" officeooo:rsid="000d4d39" officeooo:paragraph-rsid="000d4d3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O’Brien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22:27:14.806159620</meta:creation-date>
    <dc:date>2018-03-22T23:25:15.090705243</dc:date>
    <meta:editing-duration>PT4M48S</meta:editing-duration>
    <meta:editing-cycles>2</meta:editing-cycles>
    <meta:generator>LibreOffice/6.0.2.1.0$FreeBSD_X86_64 LibreOffice_project/00m0$Build-1</meta:generator>
    <meta:document-statistic meta:table-count="0" meta:image-count="0" meta:object-count="0" meta:page-count="3" meta:paragraph-count="62" meta:word-count="1208" meta:character-count="7313" meta:non-whitespace-character-count="6184"/>
  </office:meta>
</office:document-meta>
</file>